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FreeSans" officeooo:rsid="0007c8a1" officeooo:paragraph-rsid="0007c8a1"/>
    </style:style>
    <style:style style:name="P2" style:family="paragraph" style:parent-style-name="Standard">
      <style:paragraph-properties fo:text-align="center" style:justify-single-word="false"/>
      <style:text-properties style:font-name="FreeSans" officeooo:rsid="0007c8a1" officeooo:paragraph-rsid="0007c8a1"/>
    </style:style>
  </office:automatic-styles>
  <office:body>
    <office:text>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a comprobar la veracidad del algoritmo hice una serie de pruebas que consisten, básicamente, en comprobar si la predicción del algoritmo coincide con la etiqueta del fanfic (por ejemplo, si mi algoritmo detecta una relación sexual entre personajes, miro que la etiqueta “rated E” o “rated M” esté presente en el fanfic). Muestro el resultado en forma de porcentaje, con la clásica fórmula:</text:p>
      <text:p text:style-name="P1"/>
      <text:p text:style-name="P2">hit ratio = (number of correct guesses / total number of guesses) * 1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5T14:40:13.247631501</meta:creation-date>
    <dc:date>2020-08-15T15:21:45.260087716</dc:date>
    <meta:editing-duration>PT5M54S</meta:editing-duration>
    <meta:editing-cycles>1</meta:editing-cycles>
    <meta:document-statistic meta:table-count="0" meta:image-count="0" meta:object-count="0" meta:page-count="1" meta:paragraph-count="2" meta:word-count="77" meta:character-count="463" meta:non-whitespace-character-count="388"/>
    <meta:generator>LibreOffice/6.0.7.3$Linux_X86_64 LibreOffice_project/00m0$Build-3</meta:generator>
  </office:meta>
</office:document-meta>
</file>